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260.25952114226">
            <text:p>1260,25952114</text:p>
          </table:table-cell>
          <table:table-cell table:number-columns-repeated="3" table:style-name="ce1" office:value-type="float" office:value="1203.01174159628">
            <text:p>1203,01174160</text:p>
          </table:table-cell>
          <table:table-cell table:style-name="ce1" office:value-type="float" office:value="1174.48563305311">
            <text:p>1174,48563305</text:p>
          </table:table-cell>
          <table:table-cell table:number-columns-repeated="3" table:style-name="ce1" office:value-type="float" office:value="1071.35058925246">
            <text:p>1071,35058925</text:p>
          </table:table-cell>
          <table:table-cell table:number-columns-repeated="9" table:style-name="ce1" office:value-type="float" office:value="1027.02450571478">
            <text:p>1027,02450571</text:p>
          </table:table-cell>
          <table:table-cell table:number-columns-repeated="2" table:style-name="ce1" office:value-type="float" office:value="1026.6176424069">
            <text:p>1026,61764241</text:p>
          </table:table-cell>
          <table:table-cell table:number-columns-repeated="8" table:style-name="ce1" office:value-type="float" office:value="986.916423179997">
            <text:p>986,91642318</text:p>
          </table:table-cell>
          <table:table-cell table:number-columns-repeated="32" table:style-name="ce1" office:value-type="float" office:value="954.838160620348">
            <text:p>954,83816062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68">
            <text:p>168</text:p>
          </table:table-cell>
          <table:table-cell table:number-columns-repeated="3" office:value-type="float" office:value="2102">
            <text:p>2102</text:p>
          </table:table-cell>
          <table:table-cell office:value-type="float" office:value="5991">
            <text:p>5991</text:p>
          </table:table-cell>
          <table:table-cell table:number-columns-repeated="3" office:value-type="float" office:value="6564">
            <text:p>6564</text:p>
          </table:table-cell>
          <table:table-cell table:number-columns-repeated="9" office:value-type="float" office:value="10929">
            <text:p>10929</text:p>
          </table:table-cell>
          <table:table-cell table:number-columns-repeated="2" office:value-type="float" office:value="22986">
            <text:p>22986</text:p>
          </table:table-cell>
          <table:table-cell table:number-columns-repeated="8" office:value-type="float" office:value="25346">
            <text:p>25346</text:p>
          </table:table-cell>
          <table:table-cell table:number-columns-repeated="32" office:value-type="float" office:value="35403">
            <text:p>35403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493.64000602991">
            <text:p>1493,64000603</text:p>
          </table:table-cell>
          <table:table-cell table:style-name="ce1" office:value-type="float" office:value="1476.40797079356">
            <text:p>1476,40797079</text:p>
          </table:table-cell>
          <table:table-cell table:style-name="ce1" office:value-type="float" office:value="1396.979369365">
            <text:p>1396,97936937</text:p>
          </table:table-cell>
          <table:table-cell table:style-name="ce1" office:value-type="float" office:value="1414.45994498148">
            <text:p>1414,45994498</text:p>
          </table:table-cell>
          <table:table-cell table:style-name="ce1" office:value-type="float" office:value="1249.90556899207">
            <text:p>1249,90556899</text:p>
          </table:table-cell>
          <table:table-cell table:style-name="ce1" office:value-type="float" office:value="1251.4599765544">
            <text:p>1251,45997655</text:p>
          </table:table-cell>
          <table:table-cell table:style-name="ce1" office:value-type="float" office:value="1200.02333154621">
            <text:p>1200,02333155</text:p>
          </table:table-cell>
          <table:table-cell table:style-name="ce1" office:value-type="float" office:value="1331.3056513557">
            <text:p>1331,30565136</text:p>
          </table:table-cell>
          <table:table-cell table:style-name="ce1" office:value-type="float" office:value="1156.83222461594">
            <text:p>1156,83222462</text:p>
          </table:table-cell>
          <table:table-cell table:style-name="ce1" office:value-type="float" office:value="1304.70694418996">
            <text:p>1304,70694419</text:p>
          </table:table-cell>
          <table:table-cell table:style-name="ce1" office:value-type="float" office:value="1284.72724136588">
            <text:p>1284,72724137</text:p>
          </table:table-cell>
          <table:table-cell table:style-name="ce1" office:value-type="float" office:value="1292.47239013483">
            <text:p>1292,47239013</text:p>
          </table:table-cell>
          <table:table-cell table:style-name="ce1" office:value-type="float" office:value="1297.07538173977">
            <text:p>1297,07538174</text:p>
          </table:table-cell>
          <table:table-cell table:style-name="ce1" office:value-type="float" office:value="1125.21566492628">
            <text:p>1125,21566493</text:p>
          </table:table-cell>
          <table:table-cell table:style-name="ce1" office:value-type="float" office:value="1292.65871169337">
            <text:p>1292,65871169</text:p>
          </table:table-cell>
          <table:table-cell table:style-name="ce1" office:value-type="float" office:value="1257.01241702005">
            <text:p>1257,01241702</text:p>
          </table:table-cell>
          <table:table-cell table:style-name="ce1" office:value-type="float" office:value="1114.84892027284">
            <text:p>1114,84892027</text:p>
          </table:table-cell>
          <table:table-cell table:style-name="ce1" office:value-type="float" office:value="1059.98070951094">
            <text:p>1059,98070951</text:p>
          </table:table-cell>
          <table:table-cell table:style-name="ce1" office:value-type="float" office:value="1310.76673775334">
            <text:p>1310,76673775</text:p>
          </table:table-cell>
          <table:table-cell table:style-name="ce1" office:value-type="float" office:value="1354.6874797583">
            <text:p>1354,68747976</text:p>
          </table:table-cell>
          <table:table-cell table:style-name="ce1" office:value-type="float" office:value="1415.24956358667">
            <text:p>1415,24956359</text:p>
          </table:table-cell>
          <table:table-cell table:style-name="ce1" office:value-type="float" office:value="1126.61690887161">
            <text:p>1126,61690887</text:p>
          </table:table-cell>
          <table:table-cell table:style-name="ce1" office:value-type="float" office:value="1077.94262670307">
            <text:p>1077,94262670</text:p>
          </table:table-cell>
          <table:table-cell table:style-name="ce1" office:value-type="float" office:value="1199.98603580779">
            <text:p>1199,98603581</text:p>
          </table:table-cell>
          <table:table-cell table:style-name="ce1" office:value-type="float" office:value="1190.48387010687">
            <text:p>1190,48387011</text:p>
          </table:table-cell>
          <table:table-cell table:style-name="ce1" office:value-type="float" office:value="1121.56018199582">
            <text:p>1121,56018200</text:p>
          </table:table-cell>
          <table:table-cell table:style-name="ce1" office:value-type="float" office:value="1331.64183239643">
            <text:p>1331,64183240</text:p>
          </table:table-cell>
          <table:table-cell table:style-name="ce1" office:value-type="float" office:value="1009.84008811609">
            <text:p>1009,84008812</text:p>
          </table:table-cell>
          <table:table-cell table:style-name="ce1" office:value-type="float" office:value="1104.00267646996">
            <text:p>1104,00267647</text:p>
          </table:table-cell>
          <table:table-cell table:style-name="ce1" office:value-type="float" office:value="1106.40474916348">
            <text:p>1106,40474916</text:p>
          </table:table-cell>
          <table:table-cell table:style-name="ce1" office:value-type="float" office:value="1104.1296866693">
            <text:p>1104,12968667</text:p>
          </table:table-cell>
          <table:table-cell table:style-name="ce1" office:value-type="float" office:value="1362.28602794103">
            <text:p>1362,28602794</text:p>
          </table:table-cell>
          <table:table-cell table:style-name="ce1" office:value-type="float" office:value="1227.89649793267">
            <text:p>1227,89649793</text:p>
          </table:table-cell>
          <table:table-cell table:style-name="ce1" office:value-type="float" office:value="1242.65447864445">
            <text:p>1242,65447864</text:p>
          </table:table-cell>
          <table:table-cell table:style-name="ce1" office:value-type="float" office:value="1318.07346148332">
            <text:p>1318,07346148</text:p>
          </table:table-cell>
          <table:table-cell table:style-name="ce1" office:value-type="float" office:value="1364.93923941474">
            <text:p>1364,93923941</text:p>
          </table:table-cell>
          <table:table-cell table:style-name="ce1" office:value-type="float" office:value="1239.83355149492">
            <text:p>1239,83355149</text:p>
          </table:table-cell>
          <table:table-cell table:style-name="ce1" office:value-type="float" office:value="1454.16821633621">
            <text:p>1454,16821634</text:p>
          </table:table-cell>
          <table:table-cell table:style-name="ce1" office:value-type="float" office:value="1329.40587569604">
            <text:p>1329,40587570</text:p>
          </table:table-cell>
          <table:table-cell table:style-name="ce1" office:value-type="float" office:value="1143.78046549364">
            <text:p>1143,78046549</text:p>
          </table:table-cell>
          <table:table-cell table:style-name="ce1" office:value-type="float" office:value="1067.89254987292">
            <text:p>1067,89254987</text:p>
          </table:table-cell>
          <table:table-cell table:style-name="ce1" office:value-type="float" office:value="1036.66226005331">
            <text:p>1036,66226005</text:p>
          </table:table-cell>
          <table:table-cell table:style-name="ce1" office:value-type="float" office:value="1131.53476117603">
            <text:p>1131,53476118</text:p>
          </table:table-cell>
          <table:table-cell table:style-name="ce1" office:value-type="float" office:value="1079.7003794292">
            <text:p>1079,70037943</text:p>
          </table:table-cell>
          <table:table-cell table:style-name="ce1" office:value-type="float" office:value="1101.31444415617">
            <text:p>1101,31444416</text:p>
          </table:table-cell>
          <table:table-cell table:style-name="ce1" office:value-type="float" office:value="1125.89643593791">
            <text:p>1125,89643594</text:p>
          </table:table-cell>
          <table:table-cell table:style-name="ce1" office:value-type="float" office:value="1143.22944774245">
            <text:p>1143,22944774</text:p>
          </table:table-cell>
          <table:table-cell table:style-name="ce1" office:value-type="float" office:value="989.465754296145">
            <text:p>989,46575430</text:p>
          </table:table-cell>
          <table:table-cell table:style-name="ce1" office:value-type="float" office:value="1148.32678317502">
            <text:p>1148,32678318</text:p>
          </table:table-cell>
          <table:table-cell table:style-name="ce1" office:value-type="float" office:value="1275.72852229728">
            <text:p>1275,72852230</text:p>
          </table:table-cell>
          <table:table-cell table:style-name="ce1" office:value-type="float" office:value="1294.66292485512">
            <text:p>1294,66292486</text:p>
          </table:table-cell>
          <table:table-cell table:style-name="ce1" office:value-type="float" office:value="1409.62012905912">
            <text:p>1409,62012906</text:p>
          </table:table-cell>
          <table:table-cell table:style-name="ce1" office:value-type="float" office:value="1127.84473201827">
            <text:p>1127,84473202</text:p>
          </table:table-cell>
          <table:table-cell table:style-name="ce1" office:value-type="float" office:value="1061.75705867282">
            <text:p>1061,75705867</text:p>
          </table:table-cell>
          <table:table-cell table:style-name="ce1" office:value-type="float" office:value="1153.36913434414">
            <text:p>1153,36913434</text:p>
          </table:table-cell>
          <table:table-cell table:style-name="ce1" office:value-type="float" office:value="1290.30669134945">
            <text:p>1290,30669135</text:p>
          </table:table-cell>
          <table:table-cell table:style-name="ce1" office:value-type="float" office:value="1385.48151470915">
            <text:p>1385,48151471</text:p>
          </table:table-cell>
          <table:table-cell table:style-name="ce1" office:value-type="float" office:value="1068.45845921771">
            <text:p>1068,45845922</text:p>
          </table:table-cell>
          <table:table-cell table:style-name="ce1" office:value-type="float" office:value="1122.80352134049">
            <text:p>1122,80352134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06">
            <text:p>1306</text:p>
          </table:table-cell>
          <table:table-cell office:value-type="float" office:value="2610">
            <text:p>2610</text:p>
          </table:table-cell>
          <table:table-cell office:value-type="float" office:value="3924">
            <text:p>3924</text:p>
          </table:table-cell>
          <table:table-cell office:value-type="float" office:value="5242">
            <text:p>5242</text:p>
          </table:table-cell>
          <table:table-cell office:value-type="float" office:value="6524">
            <text:p>6524</text:p>
          </table:table-cell>
          <table:table-cell office:value-type="float" office:value="7791">
            <text:p>7791</text:p>
          </table:table-cell>
          <table:table-cell office:value-type="float" office:value="9071">
            <text:p>9071</text:p>
          </table:table-cell>
          <table:table-cell office:value-type="float" office:value="10336">
            <text:p>10336</text:p>
          </table:table-cell>
          <table:table-cell office:value-type="float" office:value="11616">
            <text:p>11616</text:p>
          </table:table-cell>
          <table:table-cell office:value-type="float" office:value="12874">
            <text:p>12874</text:p>
          </table:table-cell>
          <table:table-cell office:value-type="float" office:value="14153">
            <text:p>14153</text:p>
          </table:table-cell>
          <table:table-cell office:value-type="float" office:value="15446">
            <text:p>15446</text:p>
          </table:table-cell>
          <table:table-cell office:value-type="float" office:value="16709">
            <text:p>16709</text:p>
          </table:table-cell>
          <table:table-cell office:value-type="float" office:value="17985">
            <text:p>17985</text:p>
          </table:table-cell>
          <table:table-cell office:value-type="float" office:value="19274">
            <text:p>19274</text:p>
          </table:table-cell>
          <table:table-cell office:value-type="float" office:value="20557">
            <text:p>20557</text:p>
          </table:table-cell>
          <table:table-cell office:value-type="float" office:value="21867">
            <text:p>21867</text:p>
          </table:table-cell>
          <table:table-cell office:value-type="float" office:value="23174">
            <text:p>23174</text:p>
          </table:table-cell>
          <table:table-cell office:value-type="float" office:value="24472">
            <text:p>24472</text:p>
          </table:table-cell>
          <table:table-cell office:value-type="float" office:value="25749">
            <text:p>25749</text:p>
          </table:table-cell>
          <table:table-cell office:value-type="float" office:value="27013">
            <text:p>27013</text:p>
          </table:table-cell>
          <table:table-cell office:value-type="float" office:value="28307">
            <text:p>28307</text:p>
          </table:table-cell>
          <table:table-cell office:value-type="float" office:value="29605">
            <text:p>29605</text:p>
          </table:table-cell>
          <table:table-cell office:value-type="float" office:value="30893">
            <text:p>30893</text:p>
          </table:table-cell>
          <table:table-cell office:value-type="float" office:value="32174">
            <text:p>32174</text:p>
          </table:table-cell>
          <table:table-cell office:value-type="float" office:value="33456">
            <text:p>33456</text:p>
          </table:table-cell>
          <table:table-cell office:value-type="float" office:value="34720">
            <text:p>34720</text:p>
          </table:table-cell>
          <table:table-cell office:value-type="float" office:value="36023">
            <text:p>36023</text:p>
          </table:table-cell>
          <table:table-cell office:value-type="float" office:value="37313">
            <text:p>37313</text:p>
          </table:table-cell>
          <table:table-cell office:value-type="float" office:value="38612">
            <text:p>38612</text:p>
          </table:table-cell>
          <table:table-cell office:value-type="float" office:value="39919">
            <text:p>39919</text:p>
          </table:table-cell>
          <table:table-cell office:value-type="float" office:value="41215">
            <text:p>41215</text:p>
          </table:table-cell>
          <table:table-cell office:value-type="float" office:value="42491">
            <text:p>42491</text:p>
          </table:table-cell>
          <table:table-cell office:value-type="float" office:value="43770">
            <text:p>43770</text:p>
          </table:table-cell>
          <table:table-cell office:value-type="float" office:value="45046">
            <text:p>45046</text:p>
          </table:table-cell>
          <table:table-cell office:value-type="float" office:value="46320">
            <text:p>46320</text:p>
          </table:table-cell>
          <table:table-cell office:value-type="float" office:value="47615">
            <text:p>47615</text:p>
          </table:table-cell>
          <table:table-cell office:value-type="float" office:value="48842">
            <text:p>48842</text:p>
          </table:table-cell>
          <table:table-cell office:value-type="float" office:value="50106">
            <text:p>50106</text:p>
          </table:table-cell>
          <table:table-cell office:value-type="float" office:value="51391">
            <text:p>51391</text:p>
          </table:table-cell>
          <table:table-cell office:value-type="float" office:value="52679">
            <text:p>52679</text:p>
          </table:table-cell>
          <table:table-cell office:value-type="float" office:value="53980">
            <text:p>53980</text:p>
          </table:table-cell>
          <table:table-cell office:value-type="float" office:value="55236">
            <text:p>55236</text:p>
          </table:table-cell>
          <table:table-cell office:value-type="float" office:value="56480">
            <text:p>56480</text:p>
          </table:table-cell>
          <table:table-cell office:value-type="float" office:value="57737">
            <text:p>57737</text:p>
          </table:table-cell>
          <table:table-cell office:value-type="float" office:value="59017">
            <text:p>59017</text:p>
          </table:table-cell>
          <table:table-cell office:value-type="float" office:value="60310">
            <text:p>60310</text:p>
          </table:table-cell>
          <table:table-cell office:value-type="float" office:value="61602">
            <text:p>61602</text:p>
          </table:table-cell>
          <table:table-cell office:value-type="float" office:value="62899">
            <text:p>62899</text:p>
          </table:table-cell>
          <table:table-cell office:value-type="float" office:value="64196">
            <text:p>64196</text:p>
          </table:table-cell>
          <table:table-cell office:value-type="float" office:value="65474">
            <text:p>65474</text:p>
          </table:table-cell>
          <table:table-cell office:value-type="float" office:value="66752">
            <text:p>66752</text:p>
          </table:table-cell>
          <table:table-cell office:value-type="float" office:value="68043">
            <text:p>68043</text:p>
          </table:table-cell>
          <table:table-cell office:value-type="float" office:value="69309">
            <text:p>69309</text:p>
          </table:table-cell>
          <table:table-cell office:value-type="float" office:value="70621">
            <text:p>70621</text:p>
          </table:table-cell>
          <table:table-cell office:value-type="float" office:value="71921">
            <text:p>71921</text:p>
          </table:table-cell>
          <table:table-cell office:value-type="float" office:value="73187">
            <text:p>73187</text:p>
          </table:table-cell>
          <table:table-cell office:value-type="float" office:value="74470">
            <text:p>74470</text:p>
          </table:table-cell>
          <table:table-cell office:value-type="float" office:value="75774">
            <text:p>75774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000.0752628522">
            <text:p>1000,08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5374.4867257349">
            <text:p>5374,49</text:p>
          </table:table-cell>
          <table:table-cell table:number-columns-repeated="58"/>
        </table:table-row>
        <table:table-row table:style-name="ro1" table:number-rows-repeated="5">
          <table:table-cell table:number-columns-repeated="60"/>
        </table:table-row>
        <table:table-row table:style-name="ro1">
          <table:table-cell>
            <draw:frame table:end-cell-address="Hoja1.G30" table:end-x="1.936cm" table:end-y="0.193cm" draw:z-index="0" draw:style-name="gr1" svg:width="22.054cm" svg:height="6.986cm" svg:x="2.407cm" svg:y="0.433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3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34:0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2.055cm" svg:height="6.987cm" chart:class="chart:scatter" chart:style-name="ch1">
        <chart:title svg:x="9.955cm" svg:y="0.14cm" chart:style-name="ch2">
          <text:p>Prueba # 8</text:p>
        </chart:title>
        <chart:legend chart:legend-position="end" svg:x="20.224cm" svg:y="3.186cm" chart:style-name="ch3"/>
        <chart:plot-area chart:style-name="ch4" table:cell-range-address="Hoja1.A1:Hoja1.BH2" chart:data-source-has-labels="column" svg:x="0.681cm" svg:y="0.782cm" svg:width="19.102cm" svg:height="5.988cm">
          <chart:axis chart:dimension="x" chart:name="primary-x" chart:style-name="ch5">
            <chart:title svg:x="10.029cm" svg:y="6.312cm" chart:style-name="ch6">
              <text:p>tiempo</text:p>
            </chart:title>
          </chart:axis>
          <chart:axis chart:dimension="y" chart:name="primary-y" chart:style-name="ch7">
            <chart:title svg:x="0.442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15">
                <text:p>245015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60.25952114226">
                <text:p>1260.25952114226</text:p>
              </table:table-cell>
              <table:table-cell office:value-type="float" office:value="1203.01174159628">
                <text:p>1203.01174159628</text:p>
              </table:table-cell>
              <table:table-cell office:value-type="float" office:value="1203.01174159628">
                <text:p>1203.01174159628</text:p>
              </table:table-cell>
              <table:table-cell office:value-type="float" office:value="1203.01174159628">
                <text:p>1203.01174159628</text:p>
              </table:table-cell>
              <table:table-cell office:value-type="float" office:value="1174.48563305311">
                <text:p>1174.48563305311</text:p>
              </table:table-cell>
              <table:table-cell office:value-type="float" office:value="1071.35058925246">
                <text:p>1071.35058925246</text:p>
              </table:table-cell>
              <table:table-cell office:value-type="float" office:value="1071.35058925246">
                <text:p>1071.35058925246</text:p>
              </table:table-cell>
              <table:table-cell office:value-type="float" office:value="1071.35058925246">
                <text:p>1071.35058925246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7.02450571478">
                <text:p>1027.02450571478</text:p>
              </table:table-cell>
              <table:table-cell office:value-type="float" office:value="1026.6176424069">
                <text:p>1026.6176424069</text:p>
              </table:table-cell>
              <table:table-cell office:value-type="float" office:value="1026.6176424069">
                <text:p>1026.6176424069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86.916423179997">
                <text:p>986.916423179997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  <table:table-cell office:value-type="float" office:value="954.838160620348">
                <text:p>954.838160620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